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0F000002D90EB41401CAE9D1D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ffff00" draw:textarea-horizontal-align="justify" draw:textarea-vertical-align="middle" draw:auto-grow-height="false" fo:min-height="1.588cm" fo:min-width="3.495cm" fo:wrap-option="wrap"/>
      <style:paragraph-properties style:writing-mode="lr-tb"/>
    </style:style>
    <style:style style:name="gr3" style:family="graphic" style:parent-style-name="standard">
      <style:graphic-properties draw:fill="solid" draw:fill-color="#ffff00" draw:textarea-horizontal-align="justify" draw:textarea-vertical-align="middle" draw:auto-grow-height="false" fo:min-height="1.588cm" fo:min-width="5.319cm" fo:wrap-option="wrap"/>
      <style:paragraph-properties style:writing-mode="lr-tb"/>
    </style:style>
    <style:style style:name="gr4" style:family="graphic" style:parent-style-name="standard">
      <style:graphic-properties draw:fill="solid" draw:fill-color="#ffff00" draw:textarea-horizontal-align="justify" draw:textarea-vertical-align="middle" draw:auto-grow-height="false" fo:min-height="0.558cm" fo:min-width="2.183cm" fo:wrap-option="wrap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7.688cm" svg:x="1cm" svg:y="1cm">
          <draw:image xlink:href="Pictures/100000000000030F000002D90EB41401CAE9D1DE.png" xlink:type="simple" xlink:show="embed" xlink:actuate="onLoad" draw:mime-type="image/png">
            <text:p/>
          </draw:image>
        </draw:frame>
        <draw:custom-shape draw:style-name="gr2" draw:text-style-name="P2" draw:layer="layout" svg:width="4.313cm" svg:height="1.984cm" svg:x="15.452cm" svg:y="4.339cm">
          <text:p text:style-name="P1">WLUG </text:p>
          <text:p text:style-name="P1">MS4.G.02</text:p>
          <draw:enhanced-geometry svg:viewBox="0 0 21600 21600" draw:text-areas="800 800 20800 20800" draw:type="round-rectangular-callout" draw:modifiers="-7280.11126564673 35996.37279596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6.283cm" svg:height="1.984cm" svg:x="1.31cm" svg:y="16.404cm">
          <text:p text:style-name="P1">On Hillcrest Road</text:p>
          <text:p text:style-name="P1">Enter at Gate 7</text:p>
          <draw:enhanced-geometry svg:viewBox="0 0 21600 21600" draw:text-areas="800 800 20800 20800" draw:type="round-rectangular-callout" draw:modifiers="25693.8255887969 576.725440806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2.897cm" svg:height="0.872cm" svg:x="13.653cm" svg:y="2.87cm">
          <text:p text:style-name="P1">Parking</text:p>
          <draw:enhanced-geometry svg:viewBox="0 0 21600 21600" draw:text-areas="800 800 20800 20800" draw:type="round-rectangular-callout" draw:modifiers="-1572.67080745342 77591.75257731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27T21:47:55.860410570</meta:creation-date>
    <dc:date>2022-08-27T22:01:27.816655101</dc:date>
    <meta:editing-duration>PT13M32S</meta:editing-duration>
    <meta:editing-cycles>2</meta:editing-cycles>
    <meta:generator>LibreOffice/7.3.5.2$Linux_X86_64 LibreOffice_project/30$Build-2</meta:generator>
    <meta:document-statistic meta:object-count="4"/>
  </office:meta>
</office:document-meta>
</file>